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b8c3f" officeooo:paragraph-rsid="001b8c3f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officeooo:rsid="001b8c3f" officeooo:paragraph-rsid="001b8c3f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text-underline-style="none" fo:font-weight="bold" officeooo:rsid="001b8c3f" officeooo:paragraph-rsid="001b8c3f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b8c3f" officeooo:paragraph-rsid="001b8c3f" style:font-weight-asian="bold" style:font-weight-complex="bold"/>
    </style:style>
    <style:style style:name="P5" style:family="paragraph" style:parent-style-name="Standard">
      <style:text-properties style:text-underline-style="none" officeooo:rsid="001ca26d" officeooo:paragraph-rsid="001ca26d"/>
    </style:style>
    <style:style style:name="P6" style:family="paragraph" style:parent-style-name="Standard">
      <style:text-properties style:text-underline-style="none" officeooo:rsid="001d01b8" officeooo:paragraph-rsid="001d01b8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d01b8" officeooo:paragraph-rsid="001d01b8"/>
    </style:style>
    <style:style style:name="P8" style:family="paragraph" style:parent-style-name="Standard">
      <style:text-properties style:font-name="Liberation Serif" fo:font-weight="bold" style:font-weight-asian="bold" style:font-weight-complex="bold"/>
    </style:style>
    <style:style style:name="P9" style:family="paragraph" style:parent-style-name="Standard">
      <style:text-properties style:font-name="Liberation Serif" fo:font-weight="normal" style:font-weight-asian="normal" style:font-weight-complex="normal"/>
    </style:style>
    <style:style style:name="P10" style:family="paragraph" style:parent-style-name="Standard">
      <style:text-properties fo:font-style="italic" style:text-underline-style="none" officeooo:rsid="001b8c3f" officeooo:paragraph-rsid="001b8c3f" style:font-style-asian="italic" style:font-style-complex="italic"/>
    </style:style>
    <style:style style:name="P11" style:family="paragraph" style:parent-style-name="Standard">
      <style:text-properties fo:font-style="italic" style:text-underline-style="none" officeooo:rsid="001ca26d" officeooo:paragraph-rsid="001ca26d" style:font-style-asian="italic" style:font-style-complex="italic"/>
    </style:style>
    <style:style style:name="P12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officeooo:rsid="001ca26d"/>
    </style:style>
    <style:style style:name="T2" style:family="text">
      <style:text-properties officeooo:rsid="001d01b8"/>
    </style:style>
    <style:style style:name="T3" style:family="text">
      <style:text-properties officeooo:rsid="001e1acb"/>
    </style:style>
    <style:style style:name="T4" style:family="text">
      <style:text-properties officeooo:rsid="001ee7dc"/>
    </style:style>
    <style:style style:name="T5" style:family="text">
      <style:text-properties officeooo:rsid="001ffdaa"/>
    </style:style>
    <style:style style:name="T6" style:family="text">
      <style:text-properties officeooo:rsid="002090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éthode retenue (version simplifiée) </text:p>
      <text:p text:style-name="P6">Deux listes distinctes seront construites :</text:p>
      <text:p text:style-name="P6"/>
      <text:p text:style-name="P7">* une liste dite « de connaissance », avec tous les taxons ayant un besoin d’acquisition de connaissance c’est-à-dire les taxons classés en données insuffisantes (DD), non évalué (NE) et non applicable (NA) par la liste rouge PACA, ainsi que les variétés et sous-espèce retenues <text:span text:style-name="T3">et l’intégralité des taxons non revus après 1990</text:span></text:p>
      <text:p text:style-name="P7">* une liste dite « de conservation » avec les autres taxons</text:p>
      <text:p text:style-name="P7"/>
      <text:p text:style-name="P6">La priorité de conservation (PC) <text:span text:style-name="T5">des taxons </text:span>sera calculé comme ci-dessous :</text:p>
      <text:p text:style-name="P2"/>
      <text:p text:style-name="P2">PC <text:s/>= Cr + IR + points supplémentaires</text:p>
      <text:p text:style-name="P1"/>
      <text:p text:style-name="P1"/>
      <text:p text:style-name="P10">1- Calcul de la rareté (Cr) du taxon à l’échelle du PNM</text:p>
      <text:p text:style-name="P1"/>
      <text:p text:style-name="P1"/>
      <text:p text:style-name="P3">Cr = 100 – 100 x (nb de mailles de présence sur le PNM après 1990 / nb total de mailles sur le PNM)</text:p>
      <text:p text:style-name="P1"/>
      <text:p text:style-name="P1">→ classement du résultat en 5 catégories délimitées par les classes de Boullet (1999)</text:p>
      <text:p text:style-name="P1">→ calcul permettant d’avoir une représentativité du taxon sur le parc</text:p>
      <text:p text:style-name="P1">→ plus le taxon est rare, plus le score sera élevé et inversement plus le taxon est présent sur le <text:s text:c="5"/>territoire plus son score sera faible</text:p>
      <text:p text:style-name="P1"/>
      <text:p text:style-name="P10">2- Calcul de l’indice de responsabilité (IR) du PNM </text:p>
      <text:p text:style-name="P4"/>
      <text:p text:style-name="P8">Valeur observée ( Vo) = <text:span text:style-name="T1">(</text:span>Distribution du taxon sur PNM / Distribution du taxon sur Alpes<text:span text:style-name="T1">) </text:span>x 100</text:p>
      <text:p text:style-name="P8">Valeur attendue (Va) = <text:span text:style-name="T1">(</text:span>Surface du PNM / Surface Alpes<text:span text:style-name="T1">)</text:span> x 100</text:p>
      <text:p text:style-name="P8"/>
      <text:p text:style-name="P9">→ <text:span text:style-name="T1">classement en 5 catégories</text:span></text:p>
      <text:p text:style-name="P9">→ <text:span text:style-name="T1">ratio entre la valeur observée au niveau du territoire d’étude (Vo) et la valeur attendue (Va)</text:span></text:p>
      <text:p text:style-name="P9">→ <text:span text:style-name="T4">plus le taxon sera présent dans le Mercantour par rapport à sa distribution dans les Alpes, plus le score du taxon sera important et inversement, plus le taxon sera présent dans les Alpes moins son score sera important.</text:span></text:p>
      <text:p text:style-name="P1"/>
      <text:p text:style-name="P11">3- Points supplémentaires</text:p>
      <text:p text:style-name="P5"/>
      <text:p text:style-name="P5">points supplémentaires si <text:span text:style-name="T6">le </text:span>taxon <text:span text:style-name="T6">est </text:span>présent dans une des catégories suivantes :</text:p>
      <text:p text:style-name="P5">- stratégie PACA, Alpes</text:p>
      <text:p text:style-name="P5">- protection à une échelle (départementale, régionale, nationale)</text:p>
      <text:p text:style-name="P5">- présence dans la liste rouge PACA (si CR, EN, VU)</text:p>
      <text:p text:style-name="P5">- présence dans une directive habitat</text:p>
      <text:p text:style-name="P5">- autres (valeur endémique, plan national etc.)</text:p>
      <text:p text:style-name="P5"/>
      <text:p text:style-name="P5">→ classement des taxons en 5 catégories <text:span text:style-name="T2">selon les points obtenus (max de 5 points)</text:span></text:p>
      <text:p text:style-name="P6">ou</text:p>
      <text:p text:style-name="P6">→ classement 0 ou 1 point si dans une catégorie ci-dessus.</text:p>
      <text:p text:style-name="P6">Les deux méthodes seront testées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cm" fo:margin-bottom="0.374cm" style:contextual-spacing="false"/>
      <style:text-properties fo:color="#43b02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fo:color="#43b02a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start" style:justify-single-word="false"/>
      <style:text-properties fo:color="#43b02a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fo:color="#635a32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374cm" style:contextual-spacing="false"/>
      <style:text-properties fo:color="#43b02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fo:color="#43b02a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end" style:justify-single-word="false"/>
      <style:text-properties fo:color="#635a32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ous_20_titre" style:display-name="sous titre" style:family="paragraph" style:default-outline-level="">
      <style:text-properties fo:color="#635a32" loext:opacity="100%" style:font-name="Arial" fo:font-family="Arial" style:font-family-generic="roman" style:font-pitch="variable" fo:font-size="36pt" fo:font-style="italic" style:font-name-asian="Tahoma" style:font-family-asian="Tahoma" style:font-family-generic-asian="system" style:font-pitch-asian="variable" style:font-size-asian="36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pagination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ut_20_d_27_index" style:display-name="Saut d'index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text-position="super 58%"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_20_body_20__28_user_29_" style:display-name="Text body (user)" style:family="paragraph" style:default-outline-level="">
      <style:paragraph-properties fo:margin-top="0cm" fo:margin-bottom="0.436cm" style:contextual-spacing="false" fo:line-height="115%" fo:text-align="start" style:justify-single-word="false" style:writing-mode="lr-tb"/>
      <style:text-properties style:use-window-font-color="true" loext:opacity="0%" style:font-name="Lucida Sans1" fo:font-family="'Lucida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Lucida Sans1" fo:font-family="'Lucida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iaporama_25_20pnm_7e_LT_7e_Gliederung_20_1" style:display-name="diaporama%20pnm~LT~Gliederung 1" style:family="paragraph" style:default-outline-level="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rama_25_20pnm_7e_LT_7e_Gliederung_20_2" style:display-name="diaporama%20pnm~LT~Gliederung 2" style:family="paragraph" style:parent-style-name="diaporama_25_20pnm_7e_LT_7e_Gliederung_20_1" style:default-outline-level="">
      <style:paragraph-properties fo:margin-top="0cm" fo:margin-bottom="0.4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aporama_25_20pnm_7e_LT_7e_Gliederung_20_3" style:display-name="diaporama%20pnm~LT~Gliederung 3" style:family="paragraph" style:parent-style-name="diaporama_25_20pnm_7e_LT_7e_Gliederung_20_2" style:default-outline-level="">
      <style:paragraph-properties fo:margin-top="0cm" fo:margin-bottom="0.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aporama_25_20pnm_7e_LT_7e_Gliederung_20_4" style:display-name="diaporama%20pnm~LT~Gliederung 4" style:family="paragraph" style:parent-style-name="diaporama_25_20pnm_7e_LT_7e_Gliederung_20_3" style:default-outline-level="">
      <style:paragraph-properties fo:margin-top="0cm" fo:margin-bottom="0.19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rama_25_20pnm_7e_LT_7e_Gliederung_20_5" style:display-name="diaporama%20pnm~LT~Gliederung 5" style:family="paragraph" style:parent-style-name="diaporama_25_20pnm_7e_LT_7e_Gliederung_20_4" style:default-outline-level="">
      <style:paragraph-properties fo:margin-top="0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rama_25_20pnm_7e_LT_7e_Gliederung_20_6" style:display-name="diaporama%20pnm~LT~Gliederung 6" style:family="paragraph" style:parent-style-name="diaporama_25_20pnm_7e_LT_7e_Gliederung_20_5" style:default-outline-level="">
      <style:paragraph-properties fo:margin-top="0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rama_25_20pnm_7e_LT_7e_Gliederung_20_7" style:display-name="diaporama%20pnm~LT~Gliederung 7" style:family="paragraph" style:parent-style-name="diaporama_25_20pnm_7e_LT_7e_Gliederung_20_6" style:default-outline-level="">
      <style:paragraph-properties fo:margin-top="0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rama_25_20pnm_7e_LT_7e_Gliederung_20_8" style:display-name="diaporama%20pnm~LT~Gliederung 8" style:family="paragraph" style:parent-style-name="diaporama_25_20pnm_7e_LT_7e_Gliederung_20_7" style:default-outline-level="">
      <style:paragraph-properties fo:margin-top="0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rama_25_20pnm_7e_LT_7e_Gliederung_20_9" style:display-name="diaporama%20pnm~LT~Gliederung 9" style:family="paragraph" style:parent-style-name="diaporama_25_20pnm_7e_LT_7e_Gliederung_20_8" style:default-outline-level="">
      <style:paragraph-properties fo:margin-top="0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rama_25_20pnm_7e_LT_7e_Titel" style:display-name="diaporama%20pnm~LT~Titel" style:family="paragraph" style:default-outline-level="">
      <style:paragraph-properties fo:text-align="center" style:justify-single-word="false"/>
      <style:text-properties fo:color="#43b02a" loext:opacity="10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rama_25_20pnm_7e_LT_7e_Untertitel" style:display-name="diaporama%20pnm~LT~Untertitel" style:family="paragraph" style:default-outline-level="">
      <style:paragraph-properties fo:text-align="center" style:justify-single-word="false"/>
      <style:text-properties fo:color="#635a32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rama_25_20pnm_7e_LT_7e_Notizen" style:display-name="diaporama%20pnm~LT~Notizen" style:family="paragraph" style:default-outline-level="">
      <style:paragraph-properties fo:margin-left="0.6cm" fo:margin-right="0cm" fo:text-indent="-0.6cm" style:auto-text-indent="false"/>
      <style:text-properties fo:color="#635a32" loext:opacity="10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rama_25_20pnm_7e_LT_7e_Hintergrundobjekte" style:display-name="diaporama%20pnm~LT~Hintergrundobjekte" style:family="paragraph" style:default-outline-level="">
      <style:paragraph-properties fo:text-align="end" style:justify-single-word="false"/>
      <style:text-properties fo:color="#e10098" loext:opacity="100%" style:font-name="Arial" fo:font-family="Arial" style:font-family-generic="roman" style:font-pitch="variable" fo:font-size="11.5pt" style:letter-kerning="true" style:font-name-asian="Tahoma" style:font-family-asian="Tahoma" style:font-family-generic-asian="system" style:font-pitch-asian="variable" style:font-size-asian="11.5pt" style:font-name-complex="Liberation Sans2" style:font-family-complex="'Liberation Sans'" style:font-family-generic-complex="system" style:font-pitch-complex="variable" style:font-size-complex="12pt"/>
    </style:style>
    <style:style style:name="diaporama_25_20pnm_7e_LT_7e_Hintergrund" style:display-name="diaporama%20pnm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6:33:52.365000000</meta:creation-date>
    <meta:generator>LibreOffice/7.0.5.2$Windows_X86_64 LibreOffice_project/64390860c6cd0aca4beafafcfd84613dd9dfb63a</meta:generator>
    <dc:date>2022-03-14T17:50:18.519000000</dc:date>
    <meta:editing-duration>PT15M13S</meta:editing-duration>
    <meta:editing-cycles>3</meta:editing-cycles>
    <meta:document-statistic meta:table-count="0" meta:image-count="0" meta:object-count="0" meta:page-count="1" meta:paragraph-count="28" meta:word-count="365" meta:character-count="2087" meta:non-whitespace-character-count="1740"/>
  </office:meta>
</office:document-meta>
</file>